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f30b7" officeooo:paragraph-rsid="001f30b7"/>
    </style:style>
    <style:style style:name="T1" style:family="text">
      <style:text-properties officeooo:rsid="00267e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dfjh <text:s/>kjsdf <text:s/>hjk</text:span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5-10-21T11:21:15.937019718</meta:creation-date>
    <dc:date>2016-12-14T13:31:16.121397578</dc:date>
    <meta:editing-duration>PT10S</meta:editing-duration>
    <meta:editing-cycles>2</meta:editing-cycles>
    <meta:generator>Collabora_OfficeDev/5.1.10.14$Linux_X86_64 LibreOffice_project/fe87a31885dc870a9a8e4c4dcb105a4a5627164f</meta:generator>
    <meta:document-statistic meta:table-count="0" meta:image-count="0" meta:object-count="0" meta:page-count="1" meta:paragraph-count="1" meta:word-count="4" meta:character-count="28" meta:non-whitespace-character-count="23"/>
  </office:meta>
</office:document-meta>
</file>